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list-style-name="LFO1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1" style:family="paragraph"/>
  </office:automatic-styles>
  <office:body>
    <office:text text:use-soft-page-breaks="true">
      <text:list text:style-name="LFO1" text:continue-numbering="true">
        <text:list-item>
          <text:p text:style-name="P1">Attributo break negli lb</text:p>
        </text:list-item>
        <text:list-item>
          <text:p text:style-name="P2">da rivedere 4 riga della 2 pagina<text:s/>$</text:p>
        </text:list-item>
        <text:list-item>
          <text:p text:style-name="P3">Citazione “Ardisco non ardisco” $</text:p>
        </text:list-item>
        <text:list-item>
          <text:p text:style-name="P4">luglio-agosto → date $</text:p>
        </text:list-item>
        <text:list-item>
          <text:p text:style-name="P5">sistemare le sigle $</text:p>
        </text:list-item>
        <text:list-item>
          <text:p text:style-name="P6">glifo pag. 3<text:s/>$</text:p>
        </text:list-item>
        <text:list-item>
          <text:p text:style-name="P7">“un partito” alla fine<text:s/>$</text:p>
        </text:list-item>
        <text:list-item>
          <text:p text:style-name="P8">I versi sono parte dell’inno italiano $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giulioleonardi2001@gmail.com</dc:creator>
    <meta:creation-date>2023-05-24T18:25:00Z</meta:creation-date>
    <dc:date>2023-05-30T19:17:00Z</dc:date>
    <meta:template xlink:href="Normal.dotm" xlink:type="simple"/>
    <meta:editing-cycles>6</meta:editing-cycles>
    <meta:editing-duration>PT49320S</meta:editing-duration>
    <meta:document-statistic meta:page-count="1" meta:paragraph-count="1" meta:word-count="32" meta:character-count="218" meta:row-count="1" meta:non-whitespace-character-count="187"/>
  </office:meta>
</office:document-meta>
</file>